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v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20 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40.6725" calcext:value-type="float">
            <text:p>8231940.6725</text:p>
          </table:table-cell>
          <table:table-cell office:value-type="float" office:value="8234189.547375" calcext:value-type="float">
            <text:p>8234189.547375</text:p>
          </table:table-cell>
          <table:table-cell table:style-name="ce4" office:value-type="float" office:value="8236238.183" calcext:value-type="float">
            <text:p>8236238.183</text:p>
          </table:table-cell>
          <table:table-cell office:value-type="float" office:value="8236076.28687143" calcext:value-type="float">
            <text:p>8236076.28687143</text:p>
          </table:table-cell>
          <table:table-cell office:value-type="float" office:value="8237183.186" calcext:value-type="float">
            <text:p>8237183.186</text:p>
          </table:table-cell>
          <table:table-cell office:value-type="float" office:value="8240963.2045" calcext:value-type="float">
            <text:p>8240963.20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831.703125" calcext:value-type="float">
            <text:p>8233831.703125</text:p>
          </table:table-cell>
          <table:table-cell table:style-name="ce5" office:value-type="float" office:value="8234798.16775" calcext:value-type="float">
            <text:p>8234798.16775</text:p>
          </table:table-cell>
          <table:table-cell office:value-type="float" office:value="8235416.45460714" calcext:value-type="float">
            <text:p>8235416.45460714</text:p>
          </table:table-cell>
          <table:table-cell office:value-type="float" office:value="8237204.540875" calcext:value-type="float">
            <text:p>8237204.540875</text:p>
          </table:table-cell>
          <table:table-cell office:value-type="float" office:value="8240195.80975" calcext:value-type="float">
            <text:p>8240195.809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693.381125" calcext:value-type="float">
            <text:p>8233693.381125</text:p>
          </table:table-cell>
          <table:table-cell office:value-type="float" office:value="8235785.9115" calcext:value-type="float">
            <text:p>8235785.9115</text:p>
          </table:table-cell>
          <table:table-cell office:value-type="float" office:value="8235209.06650714" calcext:value-type="float">
            <text:p>8235209.06650714</text:p>
          </table:table-cell>
          <table:table-cell office:value-type="float" office:value="8236766.885" calcext:value-type="float">
            <text:p>8236766.885</text:p>
          </table:table-cell>
          <table:table-cell office:value-type="float" office:value="8240285.97775" calcext:value-type="float">
            <text:p>8240285.977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8230318.44275" calcext:value-type="float">
            <text:p>8230318.44275</text:p>
          </table:table-cell>
          <table:table-cell office:value-type="float" office:value="8234563.053" calcext:value-type="float">
            <text:p>8234563.053</text:p>
          </table:table-cell>
          <table:table-cell office:value-type="float" office:value="8236235.93325" calcext:value-type="float">
            <text:p>8236235.93325</text:p>
          </table:table-cell>
          <table:table-cell office:value-type="float" office:value="8235882.92330714" calcext:value-type="float">
            <text:p>8235882.92330714</text:p>
          </table:table-cell>
          <table:table-cell office:value-type="float" office:value="8236710.659" calcext:value-type="float">
            <text:p>8236710.659</text:p>
          </table:table-cell>
          <table:table-cell office:value-type="float" office:value="8240603.17075" calcext:value-type="float">
            <text:p>8240603.170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30318.44275" calcext:value-type="float">
            <text:p>8230318.44275</text:p>
          </table:table-cell>
          <table:table-cell office:value-type="float" office:value="8233829.453375" calcext:value-type="float">
            <text:p>8233829.453375</text:p>
          </table:table-cell>
          <table:table-cell office:value-type="float" office:value="8235023.1675" calcext:value-type="float">
            <text:p>8235023.1675</text:p>
          </table:table-cell>
          <table:table-cell table:style-name="ce5" office:value-type="float" office:value="8235170.42073572" calcext:value-type="float">
            <text:p>8235170.42073572</text:p>
          </table:table-cell>
          <table:table-cell office:value-type="float" office:value="8236766.905" calcext:value-type="float">
            <text:p>8236766.905</text:p>
          </table:table-cell>
          <table:table-cell office:value-type="float" office:value="8239230.668" calcext:value-type="float">
            <text:p>8239230.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3828.3285" calcext:value-type="float">
            <text:p>8233828.3285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693.25076429" calcext:value-type="float">
            <text:p>8235693.25076429</text:p>
          </table:table-cell>
          <table:table-cell office:value-type="float" office:value="8237543.0865" calcext:value-type="float">
            <text:p>8237543.0865</text:p>
          </table:table-cell>
          <table:table-cell office:value-type="float" office:value="8240940.5825" calcext:value-type="float">
            <text:p>8240940.5825</text:p>
          </table:table-cell>
        </table:table-row>
        <table:table-row table:style-name="ro1">
          <table:table-cell office:value-type="string" calcext:value-type="string">
            <text:p>40 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1462.67775" calcext:value-type="float">
            <text:p>9731462.67775</text:p>
          </table:table-cell>
          <table:table-cell office:value-type="float" office:value="9733249.78303125" calcext:value-type="float">
            <text:p>9733249.78303125</text:p>
          </table:table-cell>
          <table:table-cell table:style-name="ce5" office:value-type="float" office:value="9734720.693" calcext:value-type="float">
            <text:p>9734720.693</text:p>
          </table:table-cell>
          <table:table-cell office:value-type="float" office:value="9740487.24668571" calcext:value-type="float">
            <text:p>9740487.24668571</text:p>
          </table:table-cell>
          <table:table-cell office:value-type="float" office:value="9745565.3926875" calcext:value-type="float">
            <text:p>9745565.3926875</text:p>
          </table:table-cell>
          <table:table-cell office:value-type="float" office:value="9774736.3696875" calcext:value-type="float">
            <text:p>9774736.36968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731215.740125" calcext:value-type="float">
            <text:p>9731215.740125</text:p>
          </table:table-cell>
          <table:table-cell office:value-type="float" office:value="9733106.8943125" calcext:value-type="float">
            <text:p>9733106.8943125</text:p>
          </table:table-cell>
          <table:table-cell office:value-type="float" office:value="9736351.358125" calcext:value-type="float">
            <text:p>9736351.358125</text:p>
          </table:table-cell>
          <table:table-cell office:value-type="float" office:value="9739333.12225357" calcext:value-type="float">
            <text:p>9739333.12225357</text:p>
          </table:table-cell>
          <table:table-cell office:value-type="float" office:value="9740207.59121875" calcext:value-type="float">
            <text:p>9740207.59121875</text:p>
          </table:table-cell>
          <table:table-cell office:value-type="float" office:value="9776137.021" calcext:value-type="float">
            <text:p>9776137.0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731266.9498125" calcext:value-type="float">
            <text:p>9731266.9498125</text:p>
          </table:table-cell>
          <table:table-cell office:value-type="float" office:value="9732853.48084375" calcext:value-type="float">
            <text:p>9732853.48084375</text:p>
          </table:table-cell>
          <table:table-cell office:value-type="float" office:value="9734270.1188125" calcext:value-type="float">
            <text:p>9734270.1188125</text:p>
          </table:table-cell>
          <table:table-cell office:value-type="float" office:value="9737245.13926071" calcext:value-type="float">
            <text:p>9737245.13926071</text:p>
          </table:table-cell>
          <table:table-cell office:value-type="float" office:value="9739243.4806875" calcext:value-type="float">
            <text:p>9739243.4806875</text:p>
          </table:table-cell>
          <table:table-cell office:value-type="float" office:value="9762316.9261875" calcext:value-type="float">
            <text:p>9762316.92618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31215.729" calcext:value-type="float">
            <text:p>9731215.729</text:p>
          </table:table-cell>
          <table:table-cell office:value-type="float" office:value="9733538.57721875" calcext:value-type="float">
            <text:p>9733538.57721875</text:p>
          </table:table-cell>
          <table:table-cell office:value-type="float" office:value="9734101.3528125" calcext:value-type="float">
            <text:p>9734101.3528125</text:p>
          </table:table-cell>
          <table:table-cell table:style-name="ce5" office:value-type="float" office:value="9736906.60321607" calcext:value-type="float">
            <text:p>9736906.60321607</text:p>
          </table:table-cell>
          <table:table-cell office:value-type="float" office:value="9739380.72146875" calcext:value-type="float">
            <text:p>9739380.72146875</text:p>
          </table:table-cell>
          <table:table-cell office:value-type="float" office:value="9758991.4428125" calcext:value-type="float">
            <text:p>9758991.44281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731834.5066875" calcext:value-type="float">
            <text:p>9731834.5066875</text:p>
          </table:table-cell>
          <table:table-cell office:value-type="float" office:value="9734509.73359375" calcext:value-type="float">
            <text:p>9734509.73359375</text:p>
          </table:table-cell>
          <table:table-cell office:value-type="float" office:value="9740176.9480625" calcext:value-type="float">
            <text:p>9740176.9480625</text:p>
          </table:table-cell>
          <table:table-cell office:value-type="float" office:value="9741323.99992857" calcext:value-type="float">
            <text:p>9741323.99992857</text:p>
          </table:table-cell>
          <table:table-cell office:value-type="float" office:value="9745062.245" calcext:value-type="float">
            <text:p>9745062.245</text:p>
          </table:table-cell>
          <table:table-cell office:value-type="float" office:value="9768583.7615625" calcext:value-type="float">
            <text:p>9768583.761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31153.3139375" calcext:value-type="float">
            <text:p>9731153.3139375</text:p>
          </table:table-cell>
          <table:table-cell office:value-type="float" office:value="9739481.38671875" calcext:value-type="float">
            <text:p>9739481.38671875</text:p>
          </table:table-cell>
          <table:table-cell table:style-name="ce4" office:value-type="float" office:value="9748911.99925" calcext:value-type="float">
            <text:p>9748911.99925</text:p>
          </table:table-cell>
          <table:table-cell office:value-type="float" office:value="9748675.82582143" calcext:value-type="float">
            <text:p>9748675.82582143</text:p>
          </table:table-cell>
          <table:table-cell office:value-type="float" office:value="9754247.29425" calcext:value-type="float">
            <text:p>9754247.29425</text:p>
          </table:table-cell>
          <table:table-cell office:value-type="float" office:value="9780383.874375" calcext:value-type="float">
            <text:p>9780383.874375</text:p>
          </table:table-cell>
        </table:table-row>
        <table:table-row table:style-name="ro1">
          <table:table-cell office:value-type="string" calcext:value-type="string">
            <text:p>60 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6485.1590278" calcext:value-type="float">
            <text:p>10246485.1590278</text:p>
          </table:table-cell>
          <table:table-cell office:value-type="float" office:value="10261150.8881111" calcext:value-type="float">
            <text:p>10261150.8881111</text:p>
          </table:table-cell>
          <table:table-cell office:value-type="float" office:value="10267117.6635" calcext:value-type="float">
            <text:p>10267117.6635</text:p>
          </table:table-cell>
          <table:table-cell office:value-type="float" office:value="10269241.7075794" calcext:value-type="float">
            <text:p>10269241.7075794</text:p>
          </table:table-cell>
          <table:table-cell office:value-type="float" office:value="10281061.3978472" calcext:value-type="float">
            <text:p>10281061.3978472</text:p>
          </table:table-cell>
          <table:table-cell office:value-type="float" office:value="10290554.6295" calcext:value-type="float">
            <text:p>10290554.62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10233129.6404444" calcext:value-type="float">
            <text:p>10233129.6404444</text:p>
          </table:table-cell>
          <table:table-cell office:value-type="float" office:value="10257576.3968056" calcext:value-type="float">
            <text:p>10257576.3968056</text:p>
          </table:table-cell>
          <table:table-cell table:style-name="ce5" office:value-type="float" office:value="10265737.1267778" calcext:value-type="float">
            <text:p>10265737.1267778</text:p>
          </table:table-cell>
          <table:table-cell table:style-name="ce5" office:value-type="float" office:value="10265204.050154" calcext:value-type="float">
            <text:p>10265204.050154</text:p>
          </table:table-cell>
          <table:table-cell office:value-type="float" office:value="10274053.7847083" calcext:value-type="float">
            <text:p>10274053.7847083</text:p>
          </table:table-cell>
          <table:table-cell office:value-type="float" office:value="10289394.6439722" calcext:value-type="float">
            <text:p>10289394.643972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244736.9023611" calcext:value-type="float">
            <text:p>10244736.9023611</text:p>
          </table:table-cell>
          <table:table-cell office:value-type="float" office:value="10271211.1500417" calcext:value-type="float">
            <text:p>10271211.1500417</text:p>
          </table:table-cell>
          <table:table-cell office:value-type="float" office:value="10278669.9195556" calcext:value-type="float">
            <text:p>10278669.9195556</text:p>
          </table:table-cell>
          <table:table-cell office:value-type="float" office:value="10277009.9922786" calcext:value-type="float">
            <text:p>10277009.9922786</text:p>
          </table:table-cell>
          <table:table-cell office:value-type="float" office:value="10285673.6432917" calcext:value-type="float">
            <text:p>10285673.6432917</text:p>
          </table:table-cell>
          <table:table-cell office:value-type="float" office:value="10301144.8963611" calcext:value-type="float">
            <text:p>10301144.89636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249329.635" calcext:value-type="float">
            <text:p>10249329.635</text:p>
          </table:table-cell>
          <table:table-cell office:value-type="float" office:value="10264234.9012917" calcext:value-type="float">
            <text:p>10264234.9012917</text:p>
          </table:table-cell>
          <table:table-cell table:style-name="ce4" office:value-type="float" office:value="10273932.6565833" calcext:value-type="float">
            <text:p>10273932.6565833</text:p>
          </table:table-cell>
          <table:table-cell office:value-type="float" office:value="10274015.484177" calcext:value-type="float">
            <text:p>10274015.484177</text:p>
          </table:table-cell>
          <table:table-cell office:value-type="float" office:value="10282380.0178889" calcext:value-type="float">
            <text:p>10282380.0178889</text:p>
          </table:table-cell>
          <table:table-cell office:value-type="float" office:value="10299097.1488611" calcext:value-type="float">
            <text:p>10299097.14886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64637.3814167" calcext:value-type="float">
            <text:p>10264637.3814167</text:p>
          </table:table-cell>
          <table:table-cell office:value-type="float" office:value="10278460.0143611" calcext:value-type="float">
            <text:p>10278460.0143611</text:p>
          </table:table-cell>
          <table:table-cell office:value-type="float" office:value="10283042.6462222" calcext:value-type="float">
            <text:p>10283042.6462222</text:p>
          </table:table-cell>
          <table:table-cell office:value-type="float" office:value="10284395.1190754" calcext:value-type="float">
            <text:p>10284395.1190754</text:p>
          </table:table-cell>
          <table:table-cell office:value-type="float" office:value="10289451.5189028" calcext:value-type="float">
            <text:p>10289451.5189028</text:p>
          </table:table-cell>
          <table:table-cell office:value-type="float" office:value="10316144.3910556" calcext:value-type="float">
            <text:p>10316144.3910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5374.6332222" calcext:value-type="float">
            <text:p>10265374.6332222</text:p>
          </table:table-cell>
          <table:table-cell office:value-type="float" office:value="10288432.259625" calcext:value-type="float">
            <text:p>10288432.259625</text:p>
          </table:table-cell>
          <table:table-cell table:style-name="ce4" office:value-type="float" office:value="10298002.8855833" calcext:value-type="float">
            <text:p>10298002.8855833</text:p>
          </table:table-cell>
          <table:table-cell office:value-type="float" office:value="10300944.0998175" calcext:value-type="float">
            <text:p>10300944.0998175</text:p>
          </table:table-cell>
          <table:table-cell office:value-type="float" office:value="10315926.3939861" calcext:value-type="float">
            <text:p>10315926.3939861</text:p>
          </table:table-cell>
          <table:table-cell office:value-type="float" office:value="10360796.6270833" calcext:value-type="float">
            <text:p>10360796.6270833</text:p>
          </table:table-cell>
        </table:table-row>
      </table:table>
      <table:table table:name="ITV" table:style-name="ta1">
        <table:shapes>
          <draw:frame draw:z-index="0" draw:style-name="gr1" draw:text-style-name="P1" svg:width="6.2988in" svg:height="3.5429in" svg:x="0.2917in" svg:y="7.5587in">
            <draw:object draw:notify-on-update-of-ranges="ITV.B36:ITV.B41 ITV.C35:ITV.C35 ITV.C36:ITV.C41 ITV.D35:ITV.D35 ITV.D36:ITV.D41 ITV.E35:ITV.E35 ITV.E36:ITV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846in" svg:y="7.6091in">
            <draw:object draw:notify-on-update-of-ranges="ITV.J36:ITV.J41 ITV.K35:ITV.K35 ITV.K36:ITV.K41 ITV.L35:ITV.L35 ITV.L36:ITV.L41 ITV.M35:ITV.M35 ITV.M36:ITV.M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7094in" svg:y="7.6051in">
            <draw:object draw:notify-on-update-of-ranges="ITV.Q36:ITV.Q41 ITV.R35:ITV.R35 ITV.R36:ITV.R41 ITV.S35:ITV.S35 ITV.S36:ITV.S41 ITV.T35:ITV.T35 ITV.T36:ITV.T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9039in" svg:y="13.7756in">
            <draw:object draw:notify-on-update-of-ranges="ITV.B70:ITV.B75 ITV.C69:ITV.C69 ITV.C70:ITV.C75 ITV.D69:ITV.D69 ITV.D70:ITV.D75 ITV.E69:ITV.E69 ITV.E70:ITV.E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X=0.2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table:style-name="ce5" office:value-type="string" calcext:value-type="string">
            <text:p>PX=0.2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table:style-name="ce5" office:value-type="string" calcext:value-type="string">
            <text:p>PX=0.2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6394.58" calcext:value-type="float">
            <text:p>8236394.58</text:p>
          </table:table-cell>
          <table:table-cell office:value-type="float" office:value="8239928.073" calcext:value-type="float">
            <text:p>8239928.073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2403.134" calcext:value-type="float">
            <text:p>8242403.134</text:p>
          </table:table-cell>
          <table:table-cell office:value-type="float" office:value="8253335.768" calcext:value-type="float">
            <text:p>8253335.76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731153.865" calcext:value-type="float">
            <text:p>9731153.865</text:p>
          </table:table-cell>
          <table:table-cell office:value-type="float" office:value="9732431.03" calcext:value-type="float">
            <text:p>9732431.03</text:p>
          </table:table-cell>
          <table:table-cell office:value-type="float" office:value="9734669.472" calcext:value-type="float">
            <text:p>9734669.472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65536.693" calcext:value-type="float">
            <text:p>9765536.693</text:p>
          </table:table-cell>
          <table:table-cell office:value-type="float" office:value="9786156.227" calcext:value-type="float">
            <text:p>9786156.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39031.878" calcext:value-type="float">
            <text:p>10239031.878</text:p>
          </table:table-cell>
          <table:table-cell office:value-type="float" office:value="10252037.136" calcext:value-type="float">
            <text:p>10252037.136</text:p>
          </table:table-cell>
          <table:table-cell office:value-type="float" office:value="10264522.637" calcext:value-type="float">
            <text:p>10264522.637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77821.389" calcext:value-type="float">
            <text:p>10277821.389</text:p>
          </table:table-cell>
          <table:table-cell office:value-type="float" office:value="10393553.857" calcext:value-type="float">
            <text:p>10393553.857</text:p>
          </table:table-cell>
          <table:table-cell/>
          <table:table-cell table:formula="of:=AVERAGE([.T3];[.L3];[.E3])" office:value-type="float" office:value="9421327.455" calcext:value-type="float">
            <text:p>9421327.4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4"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303.169" calcext:value-type="float">
            <text:p>8234303.169</text:p>
          </table:table-cell>
          <table:table-cell table:style-name="ce5" office:value-type="float" office:value="8235131.145" calcext:value-type="float">
            <text:p>8235131.145</text:p>
          </table:table-cell>
          <table:table-cell office:value-type="float" office:value="8236453.063" calcext:value-type="float">
            <text:p>8236453.063</text:p>
          </table:table-cell>
          <table:table-cell office:value-type="float" office:value="8241120.65" calcext:value-type="float">
            <text:p>8241120.65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9731215.729" calcext:value-type="float">
            <text:p>9731215.729</text:p>
          </table:table-cell>
          <table:table-cell office:value-type="float" office:value="9733538.853" calcext:value-type="float">
            <text:p>9733538.853</text:p>
          </table:table-cell>
          <table:table-cell office:value-type="float" office:value="9739794.427" calcext:value-type="float">
            <text:p>9739794.427</text:p>
          </table:table-cell>
          <table:table-cell office:value-type="float" office:value="9743555.083" calcext:value-type="float">
            <text:p>9743555.083</text:p>
          </table:table-cell>
          <table:table-cell office:value-type="float" office:value="9746791.372" calcext:value-type="float">
            <text:p>9746791.372</text:p>
          </table:table-cell>
          <table:table-cell office:value-type="float" office:value="9774049.529" calcext:value-type="float">
            <text:p>9774049.529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5" office:value-type="float" office:value="10233262.398" calcext:value-type="float">
            <text:p>10233262.398</text:p>
          </table:table-cell>
          <table:table-cell office:value-type="float" office:value="10258432.006" calcext:value-type="float">
            <text:p>10258432.006</text:p>
          </table:table-cell>
          <table:table-cell office:value-type="float" office:value="10263652.169" calcext:value-type="float">
            <text:p>10263652.169</text:p>
          </table:table-cell>
          <table:table-cell table:style-name="ce3" office:value-type="float" office:value="10265423.821" calcext:value-type="float">
            <text:p>10265423.821</text:p>
          </table:table-cell>
          <table:table-cell office:value-type="float" office:value="10274118.652" calcext:value-type="float">
            <text:p>10274118.652</text:p>
          </table:table-cell>
          <table:table-cell office:value-type="float" office:value="10301065.148" calcext:value-type="float">
            <text:p>10301065.148</text:p>
          </table:table-cell>
          <table:table-cell/>
          <table:table-cell table:formula="of:=AVERAGE([.T4];[.L4];[.E4])" office:value-type="float" office:value="9414703.34966667" calcext:value-type="float">
            <text:p>9414703.349666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143.377" calcext:value-type="float">
            <text:p>8234143.377</text:p>
          </table:table-cell>
          <table:table-cell office:value-type="float" office:value="8235000.712" calcext:value-type="float">
            <text:p>8235000.712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6485.647" calcext:value-type="float">
            <text:p>8236485.647</text:p>
          </table:table-cell>
          <table:table-cell office:value-type="float" office:value="8242495.366" calcext:value-type="float">
            <text:p>8242495.366</text:p>
          </table:table-cell>
          <table:table-cell office:value-type="float" office:value="0.4" calcext:value-type="float">
            <text:p>0.4</text:p>
          </table:table-cell>
          <table:table-cell office:value-type="float" office:value="9731520.05" calcext:value-type="float">
            <text:p>9731520.05</text:p>
          </table:table-cell>
          <table:table-cell office:value-type="float" office:value="9733710.142" calcext:value-type="float">
            <text:p>9733710.142</text:p>
          </table:table-cell>
          <table:table-cell office:value-type="float" office:value="9738383.135" calcext:value-type="float">
            <text:p>9738383.135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43643.057" calcext:value-type="float">
            <text:p>9743643.057</text:p>
          </table:table-cell>
          <table:table-cell office:value-type="float" office:value="9768537.637" calcext:value-type="float">
            <text:p>9768537.63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46654.892" calcext:value-type="float">
            <text:p>10246654.892</text:p>
          </table:table-cell>
          <table:table-cell office:value-type="float" office:value="10263504.157" calcext:value-type="float">
            <text:p>10263504.157</text:p>
          </table:table-cell>
          <table:table-cell office:value-type="float" office:value="10270446.897" calcext:value-type="float">
            <text:p>10270446.897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7971.135" calcext:value-type="float">
            <text:p>10277971.135</text:p>
          </table:table-cell>
          <table:table-cell office:value-type="float" office:value="10305150.398" calcext:value-type="float">
            <text:p>10305150.398</text:p>
          </table:table-cell>
          <table:table-cell/>
          <table:table-cell table:formula="of:=AVERAGE([.T5];[.L5];[.E5])" office:value-type="float" office:value="9416085.88133333" calcext:value-type="float">
            <text:p>9416085.881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065.94" calcext:value-type="float">
            <text:p>8235065.94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6451.916" calcext:value-type="float">
            <text:p>8236451.916</text:p>
          </table:table-cell>
          <table:table-cell office:value-type="float" office:value="8241615.726" calcext:value-type="float">
            <text:p>8241615.726</text:p>
          </table:table-cell>
          <table:table-cell office:value-type="float" office:value="0.6" calcext:value-type="float">
            <text:p>0.6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826.318" calcext:value-type="float">
            <text:p>9733826.318</text:p>
          </table:table-cell>
          <table:table-cell office:value-type="float" office:value="9735520.016" calcext:value-type="float">
            <text:p>9735520.016</text:p>
          </table:table-cell>
          <table:table-cell table:style-name="ce3" office:value-type="float" office:value="9738526.461" calcext:value-type="float">
            <text:p>9738526.461</text:p>
          </table:table-cell>
          <table:table-cell office:value-type="float" office:value="9739728.892" calcext:value-type="float">
            <text:p>9739728.892</text:p>
          </table:table-cell>
          <table:table-cell office:value-type="float" office:value="9761990.106" calcext:value-type="float">
            <text:p>9761990.10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41537.387" calcext:value-type="float">
            <text:p>10241537.387</text:p>
          </table:table-cell>
          <table:table-cell office:value-type="float" office:value="10264291.137" calcext:value-type="float">
            <text:p>10264291.137</text:p>
          </table:table-cell>
          <table:table-cell office:value-type="float" office:value="10269652.152" calcext:value-type="float">
            <text:p>10269652.152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79746.132" calcext:value-type="float">
            <text:p>10279746.132</text:p>
          </table:table-cell>
          <table:table-cell office:value-type="float" office:value="10294612.382" calcext:value-type="float">
            <text:p>10294612.382</text:p>
          </table:table-cell>
          <table:table-cell/>
          <table:table-cell table:formula="of:=AVERAGE([.T6];[.L6];[.E6])" office:value-type="float" office:value="9414974.76633333" calcext:value-type="float">
            <text:p>9414974.766333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4503.426" calcext:value-type="float">
            <text:p>8234503.426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485.681" calcext:value-type="float">
            <text:p>8236485.681</text:p>
          </table:table-cell>
          <table:table-cell office:value-type="float" office:value="8240760.682" calcext:value-type="float">
            <text:p>8240760.682</text:p>
          </table:table-cell>
          <table:table-cell office:value-type="float" office:value="0.8" calcext:value-type="float">
            <text:p>0.8</text:p>
          </table:table-cell>
          <table:table-cell office:value-type="float" office:value="9731328.814" calcext:value-type="float">
            <text:p>9731328.814</text:p>
          </table:table-cell>
          <table:table-cell office:value-type="float" office:value="9734172.848" calcext:value-type="float">
            <text:p>9734172.848</text:p>
          </table:table-cell>
          <table:table-cell office:value-type="float" office:value="9739726.353" calcext:value-type="float">
            <text:p>9739726.353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9676.702" calcext:value-type="float">
            <text:p>9749676.702</text:p>
          </table:table-cell>
          <table:table-cell office:value-type="float" office:value="9768605.688" calcext:value-type="float">
            <text:p>9768605.68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55702.384" calcext:value-type="float">
            <text:p>10255702.384</text:p>
          </table:table-cell>
          <table:table-cell office:value-type="float" office:value="10270381.384" calcext:value-type="float">
            <text:p>10270381.384</text:p>
          </table:table-cell>
          <table:table-cell office:value-type="float" office:value="10281052.629" calcext:value-type="float">
            <text:p>10281052.629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573.409" calcext:value-type="float">
            <text:p>10288573.409</text:p>
          </table:table-cell>
          <table:table-cell office:value-type="float" office:value="10304133.401" calcext:value-type="float">
            <text:p>10304133.401</text:p>
          </table:table-cell>
          <table:table-cell/>
          <table:table-cell table:formula="of:=AVERAGE([.T7];[.L7];[.E7])" office:value-type="float" office:value="9419647.46" calcext:value-type="float">
            <text:p>9419647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810.706" calcext:value-type="float">
            <text:p>8235810.706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7295.675" calcext:value-type="float">
            <text:p>8237295.675</text:p>
          </table:table-cell>
          <table:table-cell office:value-type="float" office:value="8240693.183" calcext:value-type="float">
            <text:p>8240693.183</text:p>
          </table:table-cell>
          <table:table-cell office:value-type="float" office:value="1" calcext:value-type="float">
            <text:p>1</text:p>
          </table:table-cell>
          <table:table-cell office:value-type="float" office:value="9732026.306" calcext:value-type="float">
            <text:p>9732026.306</text:p>
          </table:table-cell>
          <table:table-cell office:value-type="float" office:value="9734132.583" calcext:value-type="float">
            <text:p>9734132.583</text:p>
          </table:table-cell>
          <table:table-cell office:value-type="float" office:value="9735772.044" calcext:value-type="float">
            <text:p>9735772.044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4854.128" calcext:value-type="float">
            <text:p>9744854.128</text:p>
          </table:table-cell>
          <table:table-cell office:value-type="float" office:value="9776446.959" calcext:value-type="float">
            <text:p>9776446.9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8790.142" calcext:value-type="float">
            <text:p>10248790.142</text:p>
          </table:table-cell>
          <table:table-cell office:value-type="float" office:value="10275844.52" calcext:value-type="float">
            <text:p>10275844.52</text:p>
          </table:table-cell>
          <table:table-cell office:value-type="float" office:value="10281172.382" calcext:value-type="float">
            <text:p>10281172.382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5623.255" calcext:value-type="float">
            <text:p>10295623.255</text:p>
          </table:table-cell>
          <table:table-cell office:value-type="float" office:value="10316467.891" calcext:value-type="float">
            <text:p>10316467.891</text:p>
          </table:table-cell>
          <table:table-cell/>
          <table:table-cell table:formula="of:=AVERAGE([.T8];[.L8];[.E8])" office:value-type="float" office:value="9421003.77433333" calcext:value-type="float">
            <text:p>9421003.77433333</text:p>
          </table:table-cell>
        </table:table-row>
        <table:table-row table:style-name="ro1">
          <table:table-cell table:style-name="ce5" office:value-type="string" calcext:value-type="string">
            <text:p>PX=0.6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office:value-type="string" calcext:value-type="string">
            <text:p>PX=0.6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office:value-type="string" calcext:value-type="string">
            <text:p>PX=0.6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3832.828" calcext:value-type="float">
            <text:p>8233832.828</text:p>
          </table:table-cell>
          <table:table-cell office:value-type="float" office:value="8236394.458" calcext:value-type="float">
            <text:p>8236394.458</text:p>
          </table:table-cell>
          <table:table-cell office:value-type="float" office:value="8239500.645" calcext:value-type="float">
            <text:p>8239500.645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41268.073" calcext:value-type="float">
            <text:p>8241268.073</text:p>
          </table:table-cell>
          <table:table-cell office:value-type="float" office:value="8258893.253" calcext:value-type="float">
            <text:p>8258893.253</text:p>
          </table:table-cell>
          <table:table-cell office:value-type="float" office:value="0" calcext:value-type="float">
            <text:p>0</text:p>
          </table:table-cell>
          <table:table-cell office:value-type="float" office:value="9731153.865" calcext:value-type="float">
            <text:p>9731153.865</text:p>
          </table:table-cell>
          <table:table-cell office:value-type="float" office:value="9734191.077" calcext:value-type="float">
            <text:p>9734191.077</text:p>
          </table:table-cell>
          <table:table-cell office:value-type="float" office:value="9743843.872" calcext:value-type="float">
            <text:p>9743843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63227.648" calcext:value-type="float">
            <text:p>9763227.648</text:p>
          </table:table-cell>
          <table:table-cell office:value-type="float" office:value="9780807.415" calcext:value-type="float">
            <text:p>9780807.4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0241597.405" calcext:value-type="float">
            <text:p>10241597.405</text:p>
          </table:table-cell>
          <table:table-cell office:value-type="float" office:value="10266046.394" calcext:value-type="float">
            <text:p>10266046.394</text:p>
          </table:table-cell>
          <table:table-cell office:value-type="float" office:value="10277572.39" calcext:value-type="float">
            <text:p>10277572.39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8047.647" calcext:value-type="float">
            <text:p>10288047.647</text:p>
          </table:table-cell>
          <table:table-cell office:value-type="float" office:value="10381815.129" calcext:value-type="float">
            <text:p>10381815.129</text:p>
          </table:table-cell>
          <table:table-cell/>
          <table:table-cell table:formula="of:=AVERAGE([.T11];[.L11];[.E11])" office:value-type="float" office:value="9424525.463" calcext:value-type="float">
            <text:p>9424525.4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2052.044" calcext:value-type="float">
            <text:p>8232052.044</text:p>
          </table:table-cell>
          <table:table-cell office:value-type="float" office:value="8233828.329" calcext:value-type="float">
            <text:p>8233828.329</text:p>
          </table:table-cell>
          <table:table-cell table:style-name="ce3" office:value-type="float" office:value="8233791.048" calcext:value-type="float">
            <text:p>8233791.048</text:p>
          </table:table-cell>
          <table:table-cell office:value-type="float" office:value="8235808.445" calcext:value-type="float">
            <text:p>8235808.445</text:p>
          </table:table-cell>
          <table:table-cell office:value-type="float" office:value="8238670.366" calcext:value-type="float">
            <text:p>8238670.366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9731153.303" calcext:value-type="float">
            <text:p>9731153.303</text:p>
          </table:table-cell>
          <table:table-cell office:value-type="float" office:value="9733461.256" calcext:value-type="float">
            <text:p>9733461.256</text:p>
          </table:table-cell>
          <table:table-cell office:value-type="float" office:value="9735485.114" calcext:value-type="float">
            <text:p>9735485.114</text:p>
          </table:table-cell>
          <table:table-cell office:value-type="float" office:value="9742320.08" calcext:value-type="float">
            <text:p>9742320.08</text:p>
          </table:table-cell>
          <table:table-cell office:value-type="float" office:value="9745567.921" calcext:value-type="float">
            <text:p>9745567.921</text:p>
          </table:table-cell>
          <table:table-cell office:value-type="float" office:value="9791543.875" calcext:value-type="float">
            <text:p>9791543.87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47574.892" calcext:value-type="float">
            <text:p>10247574.892</text:p>
          </table:table-cell>
          <table:table-cell office:value-type="float" office:value="10263922.517" calcext:value-type="float">
            <text:p>10263922.517</text:p>
          </table:table-cell>
          <table:table-cell office:value-type="float" office:value="10275237.389" calcext:value-type="float">
            <text:p>10275237.389</text:p>
          </table:table-cell>
          <table:table-cell office:value-type="float" office:value="10276000.208" calcext:value-type="float">
            <text:p>10276000.208</text:p>
          </table:table-cell>
          <table:table-cell office:value-type="float" office:value="10285920.767" calcext:value-type="float">
            <text:p>10285920.767</text:p>
          </table:table-cell>
          <table:table-cell office:value-type="float" office:value="10306815.423" calcext:value-type="float">
            <text:p>10306815.423</text:p>
          </table:table-cell>
          <table:table-cell/>
          <table:table-cell table:formula="of:=AVERAGE([.T12];[.L12];[.E12])" office:value-type="float" office:value="9417370.44533333" calcext:value-type="float">
            <text:p>9417370.445333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5945.642" calcext:value-type="float">
            <text:p>8235945.642</text:p>
          </table:table-cell>
          <table:table-cell office:value-type="float" office:value="8240895.601" calcext:value-type="float">
            <text:p>8240895.601</text:p>
          </table:table-cell>
          <table:table-cell office:value-type="float" office:value="0.4" calcext:value-type="float">
            <text:p>0.4</text:p>
          </table:table-cell>
          <table:table-cell office:value-type="float" office:value="9731272.007" calcext:value-type="float">
            <text:p>9731272.007</text:p>
          </table:table-cell>
          <table:table-cell office:value-type="float" office:value="9732507.239" calcext:value-type="float">
            <text:p>9732507.239</text:p>
          </table:table-cell>
          <table:table-cell office:value-type="float" office:value="9735000.796" calcext:value-type="float">
            <text:p>9735000.796</text:p>
          </table:table-cell>
          <table:table-cell table:style-name="ce5" office:value-type="float" office:value="9739043.818" calcext:value-type="float">
            <text:p>9739043.818</text:p>
          </table:table-cell>
          <table:table-cell office:value-type="float" office:value="9739831.033" calcext:value-type="float">
            <text:p>9739831.033</text:p>
          </table:table-cell>
          <table:table-cell office:value-type="float" office:value="9775333.176" calcext:value-type="float">
            <text:p>9775333.17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1664.642" calcext:value-type="float">
            <text:p>10251664.642</text:p>
          </table:table-cell>
          <table:table-cell office:value-type="float" office:value="10267268.643" calcext:value-type="float">
            <text:p>10267268.643</text:p>
          </table:table-cell>
          <table:table-cell office:value-type="float" office:value="10273797.129" calcext:value-type="float">
            <text:p>10273797.129</text:p>
          </table:table-cell>
          <table:table-cell table:style-name="ce5" office:value-type="float" office:value="10275106.955" calcext:value-type="float">
            <text:p>10275106.955</text:p>
          </table:table-cell>
          <table:table-cell office:value-type="float" office:value="10281471.384" calcext:value-type="float">
            <text:p>10281471.384</text:p>
          </table:table-cell>
          <table:table-cell office:value-type="float" office:value="10298976.634" calcext:value-type="float">
            <text:p>10298976.634</text:p>
          </table:table-cell>
          <table:table-cell/>
          <table:table-cell table:formula="of:=AVERAGE([.T13];[.L13];[.E13])" office:value-type="float" office:value="9416272.592" calcext:value-type="float">
            <text:p>9416272.5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5720.56" calcext:value-type="float">
            <text:p>8235720.56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7407.002" calcext:value-type="float">
            <text:p>8237407.002</text:p>
          </table:table-cell>
          <table:table-cell office:value-type="float" office:value="8240670.672" calcext:value-type="float">
            <text:p>8240670.672</text:p>
          </table:table-cell>
          <table:table-cell office:value-type="float" office:value="0.6" calcext:value-type="float">
            <text:p>0.6</text:p>
          </table:table-cell>
          <table:table-cell office:value-type="float" office:value="9731587.001" calcext:value-type="float">
            <text:p>9731587.001</text:p>
          </table:table-cell>
          <table:table-cell office:value-type="float" office:value="9733733.496" calcext:value-type="float">
            <text:p>9733733.496</text:p>
          </table:table-cell>
          <table:table-cell office:value-type="float" office:value="9736470.057" calcext:value-type="float">
            <text:p>9736470.057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8310.395" calcext:value-type="float">
            <text:p>9748310.395</text:p>
          </table:table-cell>
          <table:table-cell office:value-type="float" office:value="9774516.978" calcext:value-type="float">
            <text:p>9774516.9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57200.142" calcext:value-type="float">
            <text:p>10257200.142</text:p>
          </table:table-cell>
          <table:table-cell office:value-type="float" office:value="10271717.518" calcext:value-type="float">
            <text:p>10271717.518</text:p>
          </table:table-cell>
          <table:table-cell office:value-type="float" office:value="10280329.644" calcext:value-type="float">
            <text:p>10280329.644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8506.39" calcext:value-type="float">
            <text:p>10288506.39</text:p>
          </table:table-cell>
          <table:table-cell office:value-type="float" office:value="10303747.393" calcext:value-type="float">
            <text:p>10303747.393</text:p>
          </table:table-cell>
          <table:table-cell/>
          <table:table-cell table:formula="of:=AVERAGE([.T14];[.L14];[.E14])" office:value-type="float" office:value="9419429.901" calcext:value-type="float">
            <text:p>9419429.9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9.453" calcext:value-type="float">
            <text:p>8233829.453</text:p>
          </table:table-cell>
          <table:table-cell office:value-type="float" office:value="8236460.955" calcext:value-type="float">
            <text:p>8236460.955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7801.895" calcext:value-type="float">
            <text:p>8237801.895</text:p>
          </table:table-cell>
          <table:table-cell office:value-type="float" office:value="8240150.877" calcext:value-type="float">
            <text:p>8240150.877</text:p>
          </table:table-cell>
          <table:table-cell office:value-type="float" office:value="0.8" calcext:value-type="float">
            <text:p>0.8</text:p>
          </table:table-cell>
          <table:table-cell office:value-type="float" office:value="9732340.74" calcext:value-type="float">
            <text:p>9732340.74</text:p>
          </table:table-cell>
          <table:table-cell office:value-type="float" office:value="9734663.856" calcext:value-type="float">
            <text:p>9734663.856</text:p>
          </table:table-cell>
          <table:table-cell office:value-type="float" office:value="9739052.512" calcext:value-type="float">
            <text:p>9739052.512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45435.48" calcext:value-type="float">
            <text:p>9745435.48</text:p>
          </table:table-cell>
          <table:table-cell office:value-type="float" office:value="9775658.897" calcext:value-type="float">
            <text:p>9775658.89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65517.647" calcext:value-type="float">
            <text:p>10265517.647</text:p>
          </table:table-cell>
          <table:table-cell office:value-type="float" office:value="10274832.013" calcext:value-type="float">
            <text:p>10274832.013</text:p>
          </table:table-cell>
          <table:table-cell office:value-type="float" office:value="10287590.879" calcext:value-type="float">
            <text:p>10287590.879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0822.403" calcext:value-type="float">
            <text:p>10300822.403</text:p>
          </table:table-cell>
          <table:table-cell office:value-type="float" office:value="10314585.423" calcext:value-type="float">
            <text:p>10314585.423</text:p>
          </table:table-cell>
          <table:table-cell/>
          <table:table-cell table:formula="of:=AVERAGE([.T15];[.L15];[.E15])" office:value-type="float" office:value="9422676.616" calcext:value-type="float">
            <text:p>9422676.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415.717" calcext:value-type="float">
            <text:p>8234415.717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04.53" calcext:value-type="float">
            <text:p>8236304.53</text:p>
          </table:table-cell>
          <table:table-cell office:value-type="float" office:value="8240715.683" calcext:value-type="float">
            <text:p>8240715.683</text:p>
          </table:table-cell>
          <table:table-cell office:value-type="float" office:value="1" calcext:value-type="float">
            <text:p>1</text:p>
          </table:table-cell>
          <table:table-cell office:value-type="float" office:value="9732475.739" calcext:value-type="float">
            <text:p>9732475.739</text:p>
          </table:table-cell>
          <table:table-cell office:value-type="float" office:value="9740210.111" calcext:value-type="float">
            <text:p>9740210.111</text:p>
          </table:table-cell>
          <table:table-cell office:value-type="float" office:value="9750465.068" calcext:value-type="float">
            <text:p>9750465.068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6601.937" calcext:value-type="float">
            <text:p>9756601.937</text:p>
          </table:table-cell>
          <table:table-cell office:value-type="float" office:value="9775294.381" calcext:value-type="float">
            <text:p>9775294.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56552.387" calcext:value-type="float">
            <text:p>10256552.387</text:p>
          </table:table-cell>
          <table:table-cell office:value-type="float" office:value="10282642.393" calcext:value-type="float">
            <text:p>10282642.393</text:p>
          </table:table-cell>
          <table:table-cell office:value-type="float" office:value="10293347.655" calcext:value-type="float">
            <text:p>10293347.655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4896.762" calcext:value-type="float">
            <text:p>10304896.762</text:p>
          </table:table-cell>
          <table:table-cell office:value-type="float" office:value="10329165.381" calcext:value-type="float">
            <text:p>10329165.381</text:p>
          </table:table-cell>
          <table:table-cell/>
          <table:table-cell table:formula="of:=AVERAGE([.T16];[.L16];[.E16])" office:value-type="float" office:value="9426350.03566667" calcext:value-type="float">
            <text:p>9426350.03566667</text:p>
          </table:table-cell>
        </table:table-row>
        <table:table-row table:style-name="ro1">
          <table:table-cell office:value-type="string" calcext:value-type="string">
            <text:p>PX=0.8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office:value-type="string" calcext:value-type="string">
            <text:p>PX=0.8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office:value-type="string" calcext:value-type="string">
            <text:p>PX=0.8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6270.767" calcext:value-type="float">
            <text:p>8236270.767</text:p>
          </table:table-cell>
          <table:table-cell office:value-type="float" office:value="8238285.585" calcext:value-type="float">
            <text:p>8238285.585</text:p>
          </table:table-cell>
          <table:table-cell office:value-type="float" office:value="8239611.73" calcext:value-type="float">
            <text:p>8239611.73</text:p>
          </table:table-cell>
          <table:table-cell office:value-type="float" office:value="8241097.017" calcext:value-type="float">
            <text:p>8241097.017</text:p>
          </table:table-cell>
          <table:table-cell office:value-type="float" office:value="8257613.057" calcext:value-type="float">
            <text:p>8257613.0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731153.876" calcext:value-type="float">
            <text:p>9731153.876</text:p>
          </table:table-cell>
          <table:table-cell office:value-type="float" office:value="9733848.528" calcext:value-type="float">
            <text:p>9733848.528</text:p>
          </table:table-cell>
          <table:table-cell office:value-type="float" office:value="9739130.109" calcext:value-type="float">
            <text:p>9739130.109</text:p>
          </table:table-cell>
          <table:table-cell office:value-type="float" office:value="9744952.871" calcext:value-type="float">
            <text:p>9744952.871</text:p>
          </table:table-cell>
          <table:table-cell office:value-type="float" office:value="9751410.054" calcext:value-type="float">
            <text:p>9751410.054</text:p>
          </table:table-cell>
          <table:table-cell office:value-type="float" office:value="9804071.947" calcext:value-type="float">
            <text:p>9804071.9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0249762.157" calcext:value-type="float">
            <text:p>10249762.157</text:p>
          </table:table-cell>
          <table:table-cell office:value-type="float" office:value="10270127.392" calcext:value-type="float">
            <text:p>10270127.392</text:p>
          </table:table-cell>
          <table:table-cell office:value-type="float" office:value="10279037.625" calcext:value-type="float">
            <text:p>10279037.625</text:p>
          </table:table-cell>
          <table:table-cell office:value-type="float" office:value="10281981.793" calcext:value-type="float">
            <text:p>10281981.793</text:p>
          </table:table-cell>
          <table:table-cell office:value-type="float" office:value="10291808.765" calcext:value-type="float">
            <text:p>10291808.765</text:p>
          </table:table-cell>
          <table:table-cell office:value-type="float" office:value="10380597.876" calcext:value-type="float">
            <text:p>10380597.876</text:p>
          </table:table-cell>
          <table:table-cell/>
          <table:table-cell table:formula="of:=AVERAGE([.T19];[.L19];[.E19])" office:value-type="float" office:value="9422182.13133333" calcext:value-type="float">
            <text:p>9422182.131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2412.067" calcext:value-type="float">
            <text:p>8232412.067</text:p>
          </table:table-cell>
          <table:table-cell office:value-type="float" office:value="8233830.578" calcext:value-type="float">
            <text:p>8233830.578</text:p>
          </table:table-cell>
          <table:table-cell table:style-name="ce5" office:value-type="float" office:value="8234213.663" calcext:value-type="float">
            <text:p>8234213.663</text:p>
          </table:table-cell>
          <table:table-cell office:value-type="float" office:value="8235808.456" calcext:value-type="float">
            <text:p>8235808.456</text:p>
          </table:table-cell>
          <table:table-cell office:value-type="float" office:value="8238620.943" calcext:value-type="float">
            <text:p>8238620.943</text:p>
          </table:table-cell>
          <table:table-cell office:value-type="float" office:value="0.2" calcext:value-type="float">
            <text:p>0.2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795.078" calcext:value-type="float">
            <text:p>9733795.078</text:p>
          </table:table-cell>
          <table:table-cell office:value-type="float" office:value="9741357.619" calcext:value-type="float">
            <text:p>9741357.619</text:p>
          </table:table-cell>
          <table:table-cell office:value-type="float" office:value="9745498.637" calcext:value-type="float">
            <text:p>9745498.637</text:p>
          </table:table-cell>
          <table:table-cell office:value-type="float" office:value="9757291.009" calcext:value-type="float">
            <text:p>9757291.009</text:p>
          </table:table-cell>
          <table:table-cell office:value-type="float" office:value="9769122.625" calcext:value-type="float">
            <text:p>9769122.62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62870.142" calcext:value-type="float">
            <text:p>10262870.142</text:p>
          </table:table-cell>
          <table:table-cell office:value-type="float" office:value="10275871.4" calcext:value-type="float">
            <text:p>10275871.4</text:p>
          </table:table-cell>
          <table:table-cell office:value-type="float" office:value="10283257.399" calcext:value-type="float">
            <text:p>10283257.399</text:p>
          </table:table-cell>
          <table:table-cell office:value-type="float" office:value="10284346.145" calcext:value-type="float">
            <text:p>10284346.145</text:p>
          </table:table-cell>
          <table:table-cell office:value-type="float" office:value="10293209.265" calcext:value-type="float">
            <text:p>10293209.265</text:p>
          </table:table-cell>
          <table:table-cell office:value-type="float" office:value="10306919.656" calcext:value-type="float">
            <text:p>10306919.656</text:p>
          </table:table-cell>
          <table:table-cell/>
          <table:table-cell table:formula="of:=AVERAGE([.T20];[.L20];[.E20])" office:value-type="float" office:value="9421352.815" calcext:value-type="float">
            <text:p>9421352.8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2661.838" calcext:value-type="float">
            <text:p>8232661.838</text:p>
          </table:table-cell>
          <table:table-cell office:value-type="float" office:value="8233985.933" calcext:value-type="float">
            <text:p>8233985.933</text:p>
          </table:table-cell>
          <table:table-cell office:value-type="float" office:value="8234322.626" calcext:value-type="float">
            <text:p>8234322.626</text:p>
          </table:table-cell>
          <table:table-cell office:value-type="float" office:value="8236495.763" calcext:value-type="float">
            <text:p>8236495.763</text:p>
          </table:table-cell>
          <table:table-cell office:value-type="float" office:value="8239025.829" calcext:value-type="float">
            <text:p>8239025.829</text:p>
          </table:table-cell>
          <table:table-cell office:value-type="float" office:value="0.4" calcext:value-type="float">
            <text:p>0.4</text:p>
          </table:table-cell>
          <table:table-cell office:value-type="float" office:value="9732160.74" calcext:value-type="float">
            <text:p>9732160.74</text:p>
          </table:table-cell>
          <table:table-cell office:value-type="float" office:value="9735004.736" calcext:value-type="float">
            <text:p>9735004.736</text:p>
          </table:table-cell>
          <table:table-cell office:value-type="float" office:value="9744980.123" calcext:value-type="float">
            <text:p>9744980.123</text:p>
          </table:table-cell>
          <table:table-cell table:style-name="ce5" office:value-type="float" office:value="9743615.16" calcext:value-type="float">
            <text:p>9743615.16</text:p>
          </table:table-cell>
          <table:table-cell office:value-type="float" office:value="9747145.761" calcext:value-type="float">
            <text:p>9747145.761</text:p>
          </table:table-cell>
          <table:table-cell office:value-type="float" office:value="9773651.868" calcext:value-type="float">
            <text:p>9773651.86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2794.89" calcext:value-type="float">
            <text:p>10252794.89</text:p>
          </table:table-cell>
          <table:table-cell office:value-type="float" office:value="10272902.516" calcext:value-type="float">
            <text:p>10272902.516</text:p>
          </table:table-cell>
          <table:table-cell office:value-type="float" office:value="10282019.879" calcext:value-type="float">
            <text:p>10282019.879</text:p>
          </table:table-cell>
          <table:table-cell table:style-name="ce5" office:value-type="float" office:value="10281246.401" calcext:value-type="float">
            <text:p>10281246.401</text:p>
          </table:table-cell>
          <table:table-cell office:value-type="float" office:value="10289360.279" calcext:value-type="float">
            <text:p>10289360.279</text:p>
          </table:table-cell>
          <table:table-cell office:value-type="float" office:value="10305522.626" calcext:value-type="float">
            <text:p>10305522.626</text:p>
          </table:table-cell>
          <table:table-cell/>
          <table:table-cell table:formula="of:=AVERAGE([.T21];[.L21];[.E21])" office:value-type="float" office:value="9419728.06233333" calcext:value-type="float">
            <text:p>9419728.062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521.227" calcext:value-type="float">
            <text:p>8235521.227</text:p>
          </table:table-cell>
          <table:table-cell office:value-type="float" office:value="8237565.645" calcext:value-type="float">
            <text:p>8237565.645</text:p>
          </table:table-cell>
          <table:table-cell office:value-type="float" office:value="8240288.205" calcext:value-type="float">
            <text:p>8240288.205</text:p>
          </table:table-cell>
          <table:table-cell office:value-type="float" office:value="0.6" calcext:value-type="float">
            <text:p>0.6</text:p>
          </table:table-cell>
          <table:table-cell office:value-type="float" office:value="9733100.138" calcext:value-type="float">
            <text:p>9733100.138</text:p>
          </table:table-cell>
          <table:table-cell office:value-type="float" office:value="9737417.329" calcext:value-type="float">
            <text:p>9737417.329</text:p>
          </table:table-cell>
          <table:table-cell office:value-type="float" office:value="9744996.998" calcext:value-type="float">
            <text:p>9744996.998</text:p>
          </table:table-cell>
          <table:table-cell office:value-type="float" office:value="9745852.144" calcext:value-type="float">
            <text:p>9745852.144</text:p>
          </table:table-cell>
          <table:table-cell office:value-type="float" office:value="9750372.241" calcext:value-type="float">
            <text:p>9750372.241</text:p>
          </table:table-cell>
          <table:table-cell office:value-type="float" office:value="9775535.125" calcext:value-type="float">
            <text:p>9775535.12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73189.884" calcext:value-type="float">
            <text:p>10273189.884</text:p>
          </table:table-cell>
          <table:table-cell office:value-type="float" office:value="10278307.381" calcext:value-type="float">
            <text:p>10278307.381</text:p>
          </table:table-cell>
          <table:table-cell office:value-type="float" office:value="10283014.889" calcext:value-type="float">
            <text:p>10283014.889</text:p>
          </table:table-cell>
          <table:table-cell office:value-type="float" office:value="10286650.245" calcext:value-type="float">
            <text:p>10286650.245</text:p>
          </table:table-cell>
          <table:table-cell office:value-type="float" office:value="10294447.884" calcext:value-type="float">
            <text:p>10294447.884</text:p>
          </table:table-cell>
          <table:table-cell office:value-type="float" office:value="10307930.136" calcext:value-type="float">
            <text:p>10307930.136</text:p>
          </table:table-cell>
          <table:table-cell/>
          <table:table-cell table:formula="of:=AVERAGE([.T22];[.L22];[.E22])" office:value-type="float" office:value="9422674.53866667" calcext:value-type="float">
            <text:p>9422674.538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483.204" calcext:value-type="float">
            <text:p>8234483.204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6184.199" calcext:value-type="float">
            <text:p>8236184.199</text:p>
          </table:table-cell>
          <table:table-cell office:value-type="float" office:value="8238004.326" calcext:value-type="float">
            <text:p>8238004.326</text:p>
          </table:table-cell>
          <table:table-cell office:value-type="float" office:value="8239745.828" calcext:value-type="float">
            <text:p>8239745.828</text:p>
          </table:table-cell>
          <table:table-cell office:value-type="float" office:value="0.8" calcext:value-type="float">
            <text:p>0.8</text:p>
          </table:table-cell>
          <table:table-cell office:value-type="float" office:value="9731947.563" calcext:value-type="float">
            <text:p>9731947.563</text:p>
          </table:table-cell>
          <table:table-cell office:value-type="float" office:value="9739729.754" calcext:value-type="float">
            <text:p>9739729.754</text:p>
          </table:table-cell>
          <table:table-cell office:value-type="float" office:value="9752591.329" calcext:value-type="float">
            <text:p>9752591.329</text:p>
          </table:table-cell>
          <table:table-cell office:value-type="float" office:value="9753345.445" calcext:value-type="float">
            <text:p>9753345.445</text:p>
          </table:table-cell>
          <table:table-cell office:value-type="float" office:value="9763261.653" calcext:value-type="float">
            <text:p>9763261.653</text:p>
          </table:table-cell>
          <table:table-cell office:value-type="float" office:value="9792601.372" calcext:value-type="float">
            <text:p>9792601.37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80747.91" calcext:value-type="float">
            <text:p>10280747.91</text:p>
          </table:table-cell>
          <table:table-cell office:value-type="float" office:value="10289612.659" calcext:value-type="float">
            <text:p>10289612.659</text:p>
          </table:table-cell>
          <table:table-cell office:value-type="float" office:value="10298780.389" calcext:value-type="float">
            <text:p>10298780.389</text:p>
          </table:table-cell>
          <table:table-cell office:value-type="float" office:value="10301977.535" calcext:value-type="float">
            <text:p>10301977.535</text:p>
          </table:table-cell>
          <table:table-cell office:value-type="float" office:value="10307580.403" calcext:value-type="float">
            <text:p>10307580.403</text:p>
          </table:table-cell>
          <table:table-cell office:value-type="float" office:value="10380545.121" calcext:value-type="float">
            <text:p>10380545.121</text:p>
          </table:table-cell>
          <table:table-cell/>
          <table:table-cell table:formula="of:=AVERAGE([.T23];[.L23];[.E23])" office:value-type="float" office:value="9430502.393" calcext:value-type="float">
            <text:p>9430502.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1940.672" calcext:value-type="float">
            <text:p>8231940.672</text:p>
          </table:table-cell>
          <table:table-cell office:value-type="float" office:value="8233964.455" calcext:value-type="float">
            <text:p>8233964.455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6351.292" calcext:value-type="float">
            <text:p>8236351.292</text:p>
          </table:table-cell>
          <table:table-cell office:value-type="float" office:value="8238082.072" calcext:value-type="float">
            <text:p>8238082.072</text:p>
          </table:table-cell>
          <table:table-cell office:value-type="float" office:value="8241188.226" calcext:value-type="float">
            <text:p>8241188.226</text:p>
          </table:table-cell>
          <table:table-cell office:value-type="float" office:value="1" calcext:value-type="float">
            <text:p>1</text:p>
          </table:table-cell>
          <table:table-cell office:value-type="float" office:value="9732391.95" calcext:value-type="float">
            <text:p>9732391.95</text:p>
          </table:table-cell>
          <table:table-cell office:value-type="float" office:value="9739409.975" calcext:value-type="float">
            <text:p>9739409.975</text:p>
          </table:table-cell>
          <table:table-cell office:value-type="float" office:value="9753615.096" calcext:value-type="float">
            <text:p>9753615.096</text:p>
          </table:table-cell>
          <table:table-cell office:value-type="float" office:value="9752517.687" calcext:value-type="float">
            <text:p>9752517.687</text:p>
          </table:table-cell>
          <table:table-cell office:value-type="float" office:value="9763779.148" calcext:value-type="float">
            <text:p>9763779.148</text:p>
          </table:table-cell>
          <table:table-cell office:value-type="float" office:value="9780237.624" calcext:value-type="float">
            <text:p>9780237.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68727.382" calcext:value-type="float">
            <text:p>10268727.382</text:p>
          </table:table-cell>
          <table:table-cell office:value-type="float" office:value="10292471.137" calcext:value-type="float">
            <text:p>10292471.137</text:p>
          </table:table-cell>
          <table:table-cell office:value-type="float" office:value="10302963.386" calcext:value-type="float">
            <text:p>10302963.386</text:p>
          </table:table-cell>
          <table:table-cell office:value-type="float" office:value="10306257.274" calcext:value-type="float">
            <text:p>10306257.274</text:p>
          </table:table-cell>
          <table:table-cell office:value-type="float" office:value="10314953.889" calcext:value-type="float">
            <text:p>10314953.889</text:p>
          </table:table-cell>
          <table:table-cell office:value-type="float" office:value="10382655.175" calcext:value-type="float">
            <text:p>10382655.175</text:p>
          </table:table-cell>
          <table:table-cell/>
          <table:table-cell table:formula="of:=AVERAGE([.T24];[.L24];[.E24])" office:value-type="float" office:value="9431708.751" calcext:value-type="float">
            <text:p>9431708.751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o Test…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2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39611.73" calcext:value-type="float">
            <text:p>8239611.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44952.871" calcext:value-type="float">
            <text:p>9744952.87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1981.793" calcext:value-type="float">
            <text:p>10281981.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5" office:value-type="float" office:value="8235131.145" calcext:value-type="float">
            <text:p>8235131.145</text:p>
          </table:table-cell>
          <table:table-cell table:style-name="ce3" office:value-type="float" office:value="8233791.048" calcext:value-type="float">
            <text:p>8233791.048</text:p>
          </table:table-cell>
          <table:table-cell table:style-name="ce5" office:value-type="float" office:value="8234213.663" calcext:value-type="float">
            <text:p>8234213.66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style-name="ce5" office:value-type="float" office:value="9743555.083" calcext:value-type="float">
            <text:p>9743555.083</text:p>
          </table:table-cell>
          <table:table-cell table:style-name="ce3" office:value-type="float" office:value="9742320.08" calcext:value-type="float">
            <text:p>9742320.08</text:p>
          </table:table-cell>
          <table:table-cell table:style-name="ce5" office:value-type="float" office:value="9745498.637" calcext:value-type="float">
            <text:p>9745498.637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5" office:value-type="float" office:value="10265423.821" calcext:value-type="float">
            <text:p>10265423.821</text:p>
          </table:table-cell>
          <table:table-cell table:style-name="ce3" office:value-type="float" office:value="10276000.208" calcext:value-type="float">
            <text:p>10276000.208</text:p>
          </table:table-cell>
          <table:table-cell table:style-name="ce5" office:value-type="float" office:value="10284346.145" calcext:value-type="float">
            <text:p>10284346.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4322.626" calcext:value-type="float">
            <text:p>8234322.62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39043.818" calcext:value-type="float">
            <text:p>9739043.818</text:p>
          </table:table-cell>
          <table:table-cell office:value-type="float" office:value="9743615.16" calcext:value-type="float">
            <text:p>9743615.1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5106.955" calcext:value-type="float">
            <text:p>10275106.955</text:p>
          </table:table-cell>
          <table:table-cell office:value-type="float" office:value="10281246.401" calcext:value-type="float">
            <text:p>10281246.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5521.227" calcext:value-type="float">
            <text:p>8235521.22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9738526.461" calcext:value-type="float">
            <text:p>9738526.461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5852.144" calcext:value-type="float">
            <text:p>9745852.14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6650.245" calcext:value-type="float">
            <text:p>10286650.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6184.199" calcext:value-type="float">
            <text:p>8236184.19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53345.445" calcext:value-type="float">
            <text:p>9753345.44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1977.535" calcext:value-type="float">
            <text:p>10301977.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51.292" calcext:value-type="float">
            <text:p>8236351.2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2517.687" calcext:value-type="float">
            <text:p>9752517.6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6257.274" calcext:value-type="float">
            <text:p>10306257.274</text:p>
          </table:table-cell>
          <table:table-cell table:number-columns-repeated="4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VERAGE in all instances – instances are not normalized--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21327.455" calcext:value-type="float">
            <text:p>9421327.455</text:p>
          </table:table-cell>
          <table:table-cell office:value-type="float" office:value="9424525.463" calcext:value-type="float">
            <text:p>9424525.463</text:p>
          </table:table-cell>
          <table:table-cell office:value-type="float" office:value="9422182.13133333" calcext:value-type="float">
            <text:p>9422182.131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4" office:value-type="float" office:value="9414703.34966667" calcext:value-type="float">
            <text:p>9414703.34966667</text:p>
          </table:table-cell>
          <table:table-cell table:style-name="ce3" office:value-type="float" office:value="9417370.44533333" calcext:value-type="float">
            <text:p>9417370.44533333</text:p>
          </table:table-cell>
          <table:table-cell table:style-name="ce5" office:value-type="float" office:value="9421352.815" calcext:value-type="float">
            <text:p>9421352.8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9416085.88133333" calcext:value-type="float">
            <text:p>9416085.88133333</text:p>
          </table:table-cell>
          <table:table-cell office:value-type="float" office:value="9416272.592" calcext:value-type="float">
            <text:p>9416272.592</text:p>
          </table:table-cell>
          <table:table-cell office:value-type="float" office:value="9419728.06233333" calcext:value-type="float">
            <text:p>9419728.062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9414974.76633333" calcext:value-type="float">
            <text:p>9414974.76633333</text:p>
          </table:table-cell>
          <table:table-cell office:value-type="float" office:value="9419429.901" calcext:value-type="float">
            <text:p>9419429.901</text:p>
          </table:table-cell>
          <table:table-cell office:value-type="float" office:value="9422674.53866667" calcext:value-type="float">
            <text:p>9422674.538666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9419647.46" calcext:value-type="float">
            <text:p>9419647.46</text:p>
          </table:table-cell>
          <table:table-cell office:value-type="float" office:value="9422676.616" calcext:value-type="float">
            <text:p>9422676.616</text:p>
          </table:table-cell>
          <table:table-cell office:value-type="float" office:value="9430502.393" calcext:value-type="float">
            <text:p>9430502.3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421003.77433333" calcext:value-type="float">
            <text:p>9421003.77433333</text:p>
          </table:table-cell>
          <table:table-cell office:value-type="float" office:value="9426350.03566667" calcext:value-type="float">
            <text:p>9426350.03566667</text:p>
          </table:table-cell>
          <table:table-cell office:value-type="float" office:value="9431708.751" calcext:value-type="float">
            <text:p>9431708.751</text:p>
          </table:table-cell>
          <table:table-cell table:number-columns-repeated="19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3:43:37.662623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1:21:14.267751857</meta:creation-date>
    <dc:date>2022-03-20T16:38:57.508305863</dc:date>
    <meta:editing-duration>PT2H59M44S</meta:editing-duration>
    <meta:editing-cycles>18</meta:editing-cycles>
    <meta:generator>LibreOffice/6.4.7.2$Linux_X86_64 LibreOffice_project/40$Build-2</meta:generator>
    <meta:document-statistic meta:table-count="3" meta:cell-count="72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35:ITV.E41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36:ITV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36:ITV.C41" chart:label-cell-address="ITV.C35:ITV.C35" chart:class="chart:line">
            <chart:data-point chart:repeated="6"/>
          </chart:series>
          <chart:series chart:style-name="ch7" chart:values-cell-range-address="ITV.D36:ITV.D41" chart:label-cell-address="ITV.D35:ITV.D35" chart:class="chart:line">
            <chart:data-point chart:repeated="6"/>
          </chart:series>
          <chart:series chart:style-name="ch8" chart:values-cell-range-address="ITV.E36:ITV.E41" chart:label-cell-address="ITV.E35:ITV.E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35:ITV.C35</svg:desc>
                </draw:g>
              </table:table-cell>
              <table:table-cell office:value-type="string">
                <text:p>0.6</text:p>
                <draw:g>
                  <svg:desc>ITV.D35:ITV.D35</svg:desc>
                </draw:g>
              </table:table-cell>
              <table:table-cell office:value-type="string">
                <text:p>0.8</text:p>
                <draw:g>
                  <svg:desc>ITV.E35:ITV.E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36:ITV.B41</svg:desc>
                </draw:g>
              </table:table-cell>
              <table:table-cell office:value-type="float" office:value="8239737.289">
                <text:p>8239737.289</text:p>
                <draw:g>
                  <svg:desc>ITV.C36:ITV.C41</svg:desc>
                </draw:g>
              </table:table-cell>
              <table:table-cell office:value-type="float" office:value="8240898.576">
                <text:p>8240898.576</text:p>
                <draw:g>
                  <svg:desc>ITV.D36:ITV.D41</svg:desc>
                </draw:g>
              </table:table-cell>
              <table:table-cell office:value-type="float" office:value="8239611.73">
                <text:p>8239611.73</text:p>
                <draw:g>
                  <svg:desc>ITV.E36:ITV.E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235131.145">
                <text:p>8235131.145</text:p>
              </table:table-cell>
              <table:table-cell office:value-type="float" office:value="8233791.048">
                <text:p>8233791.048</text:p>
              </table:table-cell>
              <table:table-cell office:value-type="float" office:value="8234213.663">
                <text:p>8234213.66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235686.076">
                <text:p>8235686.076</text:p>
              </table:table-cell>
              <table:table-cell office:value-type="float" office:value="8234667.003">
                <text:p>8234667.003</text:p>
              </table:table-cell>
              <table:table-cell office:value-type="float" office:value="8234322.626">
                <text:p>8234322.62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235586.812">
                <text:p>8235586.812</text:p>
              </table:table-cell>
              <table:table-cell office:value-type="float" office:value="8235676.911">
                <text:p>8235676.911</text:p>
              </table:table-cell>
              <table:table-cell office:value-type="float" office:value="8235521.227">
                <text:p>8235521.22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235768.736">
                <text:p>8235768.736</text:p>
              </table:table-cell>
              <table:table-cell office:value-type="float" office:value="8236085.468">
                <text:p>8236085.468</text:p>
              </table:table-cell>
              <table:table-cell office:value-type="float" office:value="8236184.199">
                <text:p>8236184.1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35774.6">
                <text:p>8235774.6</text:p>
              </table:table-cell>
              <table:table-cell office:value-type="float" office:value="8234923.313">
                <text:p>8234923.313</text:p>
              </table:table-cell>
              <table:table-cell office:value-type="float" office:value="8236351.292">
                <text:p>8236351.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J35:ITV.M41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J36:ITV.J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K36:ITV.K41" chart:label-cell-address="ITV.K35:ITV.K35" chart:class="chart:line">
            <chart:data-point chart:repeated="6"/>
          </chart:series>
          <chart:series chart:style-name="ch7" chart:values-cell-range-address="ITV.L36:ITV.L41" chart:label-cell-address="ITV.L35:ITV.L35" chart:class="chart:line">
            <chart:data-point chart:repeated="6"/>
          </chart:series>
          <chart:series chart:style-name="ch8" chart:values-cell-range-address="ITV.M36:ITV.M41" chart:label-cell-address="ITV.M35:ITV.M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K35:ITV.K35</svg:desc>
                </draw:g>
              </table:table-cell>
              <table:table-cell office:value-type="string">
                <text:p>0.6</text:p>
                <draw:g>
                  <svg:desc>ITV.L35:ITV.L35</svg:desc>
                </draw:g>
              </table:table-cell>
              <table:table-cell office:value-type="string">
                <text:p>0.8</text:p>
                <draw:g>
                  <svg:desc>ITV.M35:ITV.M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J36:ITV.J41</svg:desc>
                </draw:g>
              </table:table-cell>
              <table:table-cell office:value-type="float" office:value="9747240.872">
                <text:p>9747240.872</text:p>
                <draw:g>
                  <svg:desc>ITV.K36:ITV.K41</svg:desc>
                </draw:g>
              </table:table-cell>
              <table:table-cell office:value-type="float" office:value="9749957.396">
                <text:p>9749957.396</text:p>
                <draw:g>
                  <svg:desc>ITV.L36:ITV.L41</svg:desc>
                </draw:g>
              </table:table-cell>
              <table:table-cell office:value-type="float" office:value="9744952.871">
                <text:p>9744952.871</text:p>
                <draw:g>
                  <svg:desc>ITV.M36:ITV.M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743555.083">
                <text:p>9743555.083</text:p>
              </table:table-cell>
              <table:table-cell office:value-type="float" office:value="9742320.08">
                <text:p>9742320.08</text:p>
              </table:table-cell>
              <table:table-cell office:value-type="float" office:value="9745498.637">
                <text:p>9745498.6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741365.435">
                <text:p>9741365.435</text:p>
              </table:table-cell>
              <table:table-cell office:value-type="float" office:value="9739043.818">
                <text:p>9739043.818</text:p>
              </table:table-cell>
              <table:table-cell office:value-type="float" office:value="9743615.16">
                <text:p>9743615.1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738526.461">
                <text:p>9738526.461</text:p>
              </table:table-cell>
              <table:table-cell office:value-type="float" office:value="9742262.86">
                <text:p>9742262.86</text:p>
              </table:table-cell>
              <table:table-cell office:value-type="float" office:value="9745852.144">
                <text:p>9745852.14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743297.187">
                <text:p>9743297.187</text:p>
              </table:table-cell>
              <table:table-cell office:value-type="float" office:value="9743140.396">
                <text:p>9743140.396</text:p>
              </table:table-cell>
              <table:table-cell office:value-type="float" office:value="9753345.445">
                <text:p>9753345.4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41959.954">
                <text:p>9741959.954</text:p>
              </table:table-cell>
              <table:table-cell office:value-type="float" office:value="9749632.69">
                <text:p>9749632.69</text:p>
              </table:table-cell>
              <table:table-cell office:value-type="float" office:value="9752517.687">
                <text:p>9752517.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Q35:ITV.T41" chart:data-source-has-labels="both" svg:x="0.32cm" svg:y="0.18cm" svg:width="13.54cm" svg:height="8.64cm">
          <chartooo:coordinate-region svg:x="2.053cm" svg:y="0.379cm" svg:width="11.713cm" svg:height="7.794cm"/>
          <chart:axis chart:dimension="x" chart:name="primary-x" chart:style-name="ch4" chartooo:axis-type="auto">
            <chartooo:date-scale/>
            <chart:categories table:cell-range-address="ITV.Q36:ITV.Q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R36:ITV.R41" chart:label-cell-address="ITV.R35:ITV.R35" chart:class="chart:line">
            <chart:data-point chart:repeated="6"/>
          </chart:series>
          <chart:series chart:style-name="ch7" chart:values-cell-range-address="ITV.S36:ITV.S41" chart:label-cell-address="ITV.S35:ITV.S35" chart:class="chart:line">
            <chart:data-point chart:repeated="6"/>
          </chart:series>
          <chart:series chart:style-name="ch8" chart:values-cell-range-address="ITV.T36:ITV.T41" chart:label-cell-address="ITV.T35:ITV.T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R35:ITV.R35</svg:desc>
                </draw:g>
              </table:table-cell>
              <table:table-cell office:value-type="string">
                <text:p>0.6</text:p>
                <draw:g>
                  <svg:desc>ITV.S35:ITV.S35</svg:desc>
                </draw:g>
              </table:table-cell>
              <table:table-cell office:value-type="string">
                <text:p>0.8</text:p>
                <draw:g>
                  <svg:desc>ITV.T35:ITV.T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Q36:ITV.Q41</svg:desc>
                </draw:g>
              </table:table-cell>
              <table:table-cell office:value-type="float" office:value="10277004.204">
                <text:p>10277004.204</text:p>
                <draw:g>
                  <svg:desc>ITV.R36:ITV.R41</svg:desc>
                </draw:g>
              </table:table-cell>
              <table:table-cell office:value-type="float" office:value="10282720.417">
                <text:p>10282720.417</text:p>
                <draw:g>
                  <svg:desc>ITV.S36:ITV.S41</svg:desc>
                </draw:g>
              </table:table-cell>
              <table:table-cell office:value-type="float" office:value="10281981.793">
                <text:p>10281981.793</text:p>
                <draw:g>
                  <svg:desc>ITV.T36:ITV.T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265423.821">
                <text:p>10265423.821</text:p>
              </table:table-cell>
              <table:table-cell office:value-type="float" office:value="10276000.208">
                <text:p>10276000.208</text:p>
              </table:table-cell>
              <table:table-cell office:value-type="float" office:value="10284346.145">
                <text:p>10284346.14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271206.133">
                <text:p>10271206.133</text:p>
              </table:table-cell>
              <table:table-cell office:value-type="float" office:value="10275106.955">
                <text:p>10275106.955</text:p>
              </table:table-cell>
              <table:table-cell office:value-type="float" office:value="10281246.401">
                <text:p>10281246.4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70811.026">
                <text:p>10270811.026</text:p>
              </table:table-cell>
              <table:table-cell office:value-type="float" office:value="10280349.932">
                <text:p>10280349.932</text:p>
              </table:table-cell>
              <table:table-cell office:value-type="float" office:value="10286650.245">
                <text:p>10286650.24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279876.457">
                <text:p>10279876.457</text:p>
              </table:table-cell>
              <table:table-cell office:value-type="float" office:value="10288803.984">
                <text:p>10288803.984</text:p>
              </table:table-cell>
              <table:table-cell office:value-type="float" office:value="10301977.535">
                <text:p>10301977.5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285276.769">
                <text:p>10285276.769</text:p>
              </table:table-cell>
              <table:table-cell office:value-type="float" office:value="10294494.104">
                <text:p>10294494.104</text:p>
              </table:table-cell>
              <table:table-cell office:value-type="float" office:value="10306257.274">
                <text:p>10306257.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69:ITV.E75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70:ITV.B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70:ITV.C75" chart:label-cell-address="ITV.C69:ITV.C69" chart:class="chart:line">
            <chart:data-point chart:repeated="6"/>
          </chart:series>
          <chart:series chart:style-name="ch7" chart:values-cell-range-address="ITV.D70:ITV.D75" chart:label-cell-address="ITV.D69:ITV.D69" chart:class="chart:line">
            <chart:data-point chart:repeated="6"/>
          </chart:series>
          <chart:series chart:style-name="ch8" chart:values-cell-range-address="ITV.E70:ITV.E75" chart:label-cell-address="ITV.E69:ITV.E6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69:ITV.C69</svg:desc>
                </draw:g>
              </table:table-cell>
              <table:table-cell office:value-type="string">
                <text:p>0.6</text:p>
                <draw:g>
                  <svg:desc>ITV.D69:ITV.D69</svg:desc>
                </draw:g>
              </table:table-cell>
              <table:table-cell office:value-type="string">
                <text:p>0.8</text:p>
                <draw:g>
                  <svg:desc>ITV.E69:ITV.E6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70:ITV.B75</svg:desc>
                </draw:g>
              </table:table-cell>
              <table:table-cell office:value-type="float" office:value="9421327.455">
                <text:p>9421327.455</text:p>
                <draw:g>
                  <svg:desc>ITV.C70:ITV.C75</svg:desc>
                </draw:g>
              </table:table-cell>
              <table:table-cell office:value-type="float" office:value="9424525.463">
                <text:p>9424525.463</text:p>
                <draw:g>
                  <svg:desc>ITV.D70:ITV.D75</svg:desc>
                </draw:g>
              </table:table-cell>
              <table:table-cell office:value-type="float" office:value="9422182.13133333">
                <text:p>9422182.13133333</text:p>
                <draw:g>
                  <svg:desc>ITV.E70:ITV.E7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414703.34966667">
                <text:p>9414703.34966667</text:p>
              </table:table-cell>
              <table:table-cell office:value-type="float" office:value="9417370.44533333">
                <text:p>9417370.44533333</text:p>
              </table:table-cell>
              <table:table-cell office:value-type="float" office:value="9421352.815">
                <text:p>9421352.81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416085.88133333">
                <text:p>9416085.88133333</text:p>
              </table:table-cell>
              <table:table-cell office:value-type="float" office:value="9416272.592">
                <text:p>9416272.592</text:p>
              </table:table-cell>
              <table:table-cell office:value-type="float" office:value="9419728.06233333">
                <text:p>9419728.062333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414974.76633333">
                <text:p>9414974.76633333</text:p>
              </table:table-cell>
              <table:table-cell office:value-type="float" office:value="9419429.901">
                <text:p>9419429.901</text:p>
              </table:table-cell>
              <table:table-cell office:value-type="float" office:value="9422674.53866667">
                <text:p>9422674.538666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419647.46">
                <text:p>9419647.46</text:p>
              </table:table-cell>
              <table:table-cell office:value-type="float" office:value="9422676.616">
                <text:p>9422676.616</text:p>
              </table:table-cell>
              <table:table-cell office:value-type="float" office:value="9430502.393">
                <text:p>9430502.3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21003.77433333">
                <text:p>9421003.77433333</text:p>
              </table:table-cell>
              <table:table-cell office:value-type="float" office:value="9426350.03566667">
                <text:p>9426350.03566667</text:p>
              </table:table-cell>
              <table:table-cell office:value-type="float" office:value="9431708.751">
                <text:p>9431708.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